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4" style:family="paragraph" style:parent-style-name="Standard">
      <style:paragraph-properties fo:background-color="#000000">
        <style:background-image/>
      </style:paragraph-properties>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P26" style:family="paragraph" style:parent-style-name="Standard">
      <style:paragraph-properties fo:background-color="#ffffff">
        <style:background-image/>
      </style:paragraph-properties>
      <style:text-properties fo:font-size="12pt" style:font-size-asian="12pt" style:font-size-complex="12pt"/>
    </style:style>
    <style:style style:name="P2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font-size="28pt"/>
    </style:style>
    <style:style style:name="T5" style:family="text">
      <style:text-properties style:font-size-asian="28pt"/>
    </style:style>
    <style:style style:name="T6" style:family="text">
      <style:text-properties style:font-size-complex="2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01/04/2008</text:p>
      <text:p text:style-name="P8"><text:tab/><text:tab/></text:p>
      <text:p text:style-name="P15"/>
      <text:p text:style-name="P22"/>
      <text:p text:style-name="P21">kmotion documentation</text:p>
      <text:p text:style-name="P22"/>
      <text:p text:style-name="P22"/>
      <text:p text:style-name="P22"/>
      <text:p text:style-name="P22">1:0 Installing kmotion:</text:p>
      <text:p text:style-name="P22"><text:tab/>1:1 Server requirements</text:p>
      <text:p text:style-name="P22"><text:tab/>1:2 Using the automated install script (ubuntu 7.10 only)</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0">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ubuntu 7.10 only) <text:s text:c="2"/>...</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want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9"/>
      <text:p text:style-name="P19">sudo apt-get install libapache2-mod-php5 apache2 motion ntp screen</text:p>
      <text:p text:style-name="P18"/>
      <text:p text:style-name="P18">Although ntp and screen are not strictly neccesary if you are using a headless server they are a must.</text:p>
      <text:p text:style-name="P18"/>
      <text:p text:style-name="P19">sudo ln -s &lt;apache2_config_dir from daemon.rc&gt;/kmotion_vhost <text:s/>/etc/apache2/sites-enabled</text:p>
      <text:p text:style-name="P19">sudo /etc/init.d/apache2 restart</text:p>
      <text:p text:style-name="P18"/>
      <text:p text:style-name="P18">Link 'kmotion_vhost' to apache2 and restart apache2.</text:p>
      <text:p text:style-name="P18"/>
      <text:p text:style-name="P19">sudo mv kmotion /usr/bin/</text:p>
      <text:p text:style-name="P19">sudo mv kmotion_reload /usr/bin</text:p>
      <text:p text:style-name="P18"><text:soft-page-break/></text:p>
      <text:p text:style-name="P18">'kmotion' and 'kmotion_reload' are 'bin' files that have the correct paths to access the kmotion daemons. They were generated by 'install_int.py'.</text:p>
      <text:p text:style-name="P19"/>
      <text:p text:style-name="P19">sudo vi /etc/rc.local</text:p>
      <text:p text:style-name="P18"/>
      <text:p text:style-name="P18">Add the line 'sudo -u &lt;your login name&gt; kmotion &amp;' to the line above 'exit 0' in '/etc/rc.local'. This starts kmotion on a reboot.</text:p>
      <text:p text:style-name="P18"/>
      <text:p text:style-name="P18">And with any luck kmotion has been installed. If everything went smoothly go to the 'configuring kmotion' section.</text:p>
      <text:p text:style-name="P18"/>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When done do not start motion just type 'kmotion', it in turns starts 'motion'. If you change 'motion.conf' type 'kmotion_reload' to get kmotion to reconfigure.</text:p>
      <text:p text:style-name="P17"/>
      <text:p text:style-name="P17">Finally point your browser (hopefully Firefox) to 'http://localhost:8085' or 'http://xx.xx.xx.xx:8085'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kmotion/daemons edit 'daem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28"/>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11">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2">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4">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t.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of files long and incur a considerable delay. To avoid this the data blob is coded to drastically reduce the data size and increase responsiveness.</text:p>
      <text:p text:style-name="P16"/>
      <text:p text:style-name="P16"><text:soft-page-break/>'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7:0 Contacting the developer </text:p>
      <text:p text:style-name="P14"/>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4-01T21:58:30</dc:date>
    <meta:editing-cycles>113</meta:editing-cycles>
    <meta:editing-duration>PT18H43M20S</meta:editing-duration>
    <meta:user-defined meta:name="Info 1"/>
    <meta:user-defined meta:name="Info 2"/>
    <meta:user-defined meta:name="Info 3"/>
    <meta:user-defined meta:name="Info 4"/>
    <meta:document-statistic meta:table-count="0" meta:image-count="0" meta:object-count="0" meta:page-count="10" meta:paragraph-count="164" meta:word-count="2876" meta:character-count="17403"/>
  </office:meta>
</office:document-meta>
</file>